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/text:p>
      <text:p text:style-name="P2">Author of letter<text:tab/><text:tab/><text:tab/><text:tab/>A. Hart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0 August 1851</text:p>
      <text:p text:style-name="P2">Month<text:tab/><text:tab/><text:tab/><text:tab/><text:tab/><text:tab/>August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g Branch</text:p>
      <text:p text:style-name="P2">State<text:tab/><text:tab/><text:tab/><text:tab/><text:tab/><text:tab/>New Jersey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Long Branch N. J./</text:span></text:p>
      <text:p text:style-name="P4"><text:span text:style-name="T1">August 20. 1851/</text:span></text:p>
      <text:p text:style-name="P2"><text:span text:style-name="T1">My Dear Sir/</text:span></text:p>
      <text:p text:style-name="P2"><text:span text:style-name="T1"><text:tab/>I avail myself of my/ brothers departure for Philadelphia/ to acknowledge rec't of your esteemed/ note of the 5</text:span><text:span text:style-name="T2">th</text:span><text:span text:style-name="T1"> inst, conveying to me/ the pleasing intelligence of your/ recovery, and trust ere this/ you are enjoying the blessings/ of perfect health, which must/ in a measure atone for your/ severe sufferings since my depar/=ture from Philadelphia. <text:s/>I was/ pleased to learn that our Community/ were so attentive to you during your/ illness, a mark of respect my dear/ sir [crossed-out: to] which you were full entitled/ to, and trust that your Career/ thro life may always be such/</text:span></text:p>
      <text:p text:style-name="P2"><text:span text:style-name="T1"/></text:p>
      <text:p text:style-name="P2"><text:span text:style-name="T1">[Page 2]</text:span></text:p>
      <text:p text:style-name="P2"><text:span text:style-name="T1">as to impress upon them the duty/ they owe to their spiritual guide./</text:span></text:p>
      <text:p text:style-name="P2"><text:span text:style-name="T1"><text:tab/>Should you desire to peruse any/ more of Miss Aguilars[sic] works or any/ other Books during my absence/ you have only to ask my clerk/ for them &amp; he will loan them to/ you for perusal, by naming that/ it is my request./</text:span></text:p>
      <text:p text:style-name="P2"><text:span text:style-name="T1"><text:tab/>I am happy to state my dear/ wife &amp; family are in the enjoyment/ of health &amp; desire their kind regards/ &amp; best wishes for your future health./</text:span></text:p>
      <text:p text:style-name="P2"><text:span text:style-name="T1"><text:tab/>&amp; believe me Dear Sir/</text:span></text:p>
      <text:p text:style-name="P2"><text:span text:style-name="T1"><text:tab/><text:tab/>Yours Very Truly/</text:span></text:p>
      <text:p text:style-name="P2"><text:span text:style-name="T1"><text:tab/><text:tab/><text:tab/>A. Hart./</text:span></text:p>
      <text:p text:style-name="P2"><text:span text:style-name="T1">Revd S. Morais/</text:span></text:p>
      <text:p text:style-name="P2"><text:span text:style-name="T1"><text:tab/>22 So 3d St/</text:span></text:p>
      <text:p text:style-name="P2"><text:span text:style-name="T1">A remembrance to Mr Israel &amp; family when you see/ them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09:50:04</meta:creation-date>
    <dc:date>2009-04-20T10:04:38</dc:date>
    <dc:language>en-US</dc:language>
    <meta:editing-cycles>2</meta:editing-cycles>
    <meta:editing-duration>PT14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5" meta:word-count="385" meta:character-count="2486"/>
  </office:meta>
</office:document-meta>
</file>